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3.618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3.591cm"/>
    </style:style>
    <style:style style:name="co6" style:family="table-column">
      <style:table-column-properties fo:break-before="auto" style:column-width="1.7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rate0.0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3" table:default-cell-style-name="ce3"/>
        <table:table-column table:style-name="co5" table:default-cell-style-name="ce1"/>
        <table:table-column table:style-name="co6" table:default-cell-style-name="ce6"/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Gen(500,0.05,sim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bfg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bfgs,kmeans)</text:p>
          </table:table-cell>
          <table:table-cell office:value-type="string" calcext:value-type="string">
            <text:p>RATE 100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9912" calcext:value-type="float">
            <text:p>991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637" calcext:value-type="float">
            <text:p>263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56" calcext:value-type="float">
            <text:p>1856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364" calcext:value-type="float">
            <text:p>936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70" calcext:value-type="float">
            <text:p>247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38" calcext:value-type="float">
            <text:p>1738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NIN </text:p>
          </table:table-cell>
          <table:table-cell office:value-type="float" office:value="5940" calcext:value-type="float">
            <text:p>594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3" calcext:value-type="float">
            <text:p>202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79" calcext:value-type="float">
            <text:p>1479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7132" calcext:value-type="float">
            <text:p>713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74" calcext:value-type="float">
            <text:p>21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40" calcext:value-type="float">
            <text:p>1540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4922" calcext:value-type="float">
            <text:p>492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5" calcext:value-type="float">
            <text:p>175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04" calcext:value-type="float">
            <text:p>1304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7382" calcext:value-type="float">
            <text:p>738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28" calcext:value-type="float">
            <text:p>24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51" calcext:value-type="float">
            <text:p>1651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7644" calcext:value-type="float">
            <text:p>76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00" calcext:value-type="float">
            <text:p>25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91" calcext:value-type="float">
            <text:p>1891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8050" calcext:value-type="float">
            <text:p>80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68" calcext:value-type="float">
            <text:p>256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45" calcext:value-type="float">
            <text:p>2145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8800" calcext:value-type="float">
            <text:p>88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34" calcext:value-type="float">
            <text:p>253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65" calcext:value-type="float">
            <text:p>2165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5488" calcext:value-type="float">
            <text:p>548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95" calcext:value-type="float">
            <text:p>189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6029" calcext:value-type="float">
            <text:p>602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89" calcext:value-type="float">
            <text:p>17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25" calcext:value-type="float">
            <text:p>1325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9244" calcext:value-type="float">
            <text:p>92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16" calcext:value-type="float">
            <text:p>251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1" calcext:value-type="float">
            <text:p>1751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10315" calcext:value-type="float">
            <text:p>1031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42" calcext:value-type="float">
            <text:p>224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2" calcext:value-type="float">
            <text:p>1602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15721" calcext:value-type="float">
            <text:p>1572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776" calcext:value-type="float">
            <text:p>377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092" calcext:value-type="float">
            <text:p>3092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7636" calcext:value-type="float">
            <text:p>763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63" calcext:value-type="float">
            <text:p>216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6897" calcext:value-type="float">
            <text:p>689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89" calcext:value-type="float">
            <text:p>22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8061" calcext:value-type="float">
            <text:p>806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41" calcext:value-type="float">
            <text:p>254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73" calcext:value-type="float">
            <text:p>1873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10728" calcext:value-type="float">
            <text:p>107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841" calcext:value-type="float">
            <text:p>284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93" calcext:value-type="float">
            <text:p>2093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19307" calcext:value-type="float">
            <text:p>1930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029" calcext:value-type="float">
            <text:p>402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397" calcext:value-type="float">
            <text:p>3397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9783" calcext:value-type="float">
            <text:p>978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05" calcext:value-type="float">
            <text:p>210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28" calcext:value-type="float">
            <text:p>1528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9266" calcext:value-type="float">
            <text:p>926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255" calcext:value-type="float">
            <text:p>325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34" calcext:value-type="float">
            <text:p>2134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12854" calcext:value-type="float">
            <text:p>1285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059" calcext:value-type="float">
            <text:p>405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985" calcext:value-type="float">
            <text:p>2985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21074" calcext:value-type="float">
            <text:p>210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963" calcext:value-type="float">
            <text:p>496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151" calcext:value-type="float">
            <text:p>4151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8383" calcext:value-type="float">
            <text:p>838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945" calcext:value-type="float">
            <text:p>294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1" calcext:value-type="float">
            <text:p>2021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8491" calcext:value-type="float">
            <text:p>849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008" calcext:value-type="float">
            <text:p>300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9" calcext:value-type="float">
            <text:p>2029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8746" calcext:value-type="float">
            <text:p>874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160" calcext:value-type="float">
            <text:p>316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20" calcext:value-type="float">
            <text:p>2120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7815" calcext:value-type="float">
            <text:p>781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339" calcext:value-type="float">
            <text:p>233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8" calcext:value-type="float">
            <text:p>1608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8393" calcext:value-type="float">
            <text:p>839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388" calcext:value-type="float">
            <text:p>238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658" calcext:value-type="float">
            <text:p>1658</text:p>
          </table:table-cell>
          <table:table-cell table:style-name="ce4" office:value-type="percentage" office:value="0.9667" calcext:value-type="percentage">
            <text:p>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9385" calcext:value-type="float">
            <text:p>938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78" calcext:value-type="float">
            <text:p>247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782" calcext:value-type="float">
            <text:p>1782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0561" calcext:value-type="float">
            <text:p>1056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52" calcext:value-type="float">
            <text:p>255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76" calcext:value-type="float">
            <text:p>1876</text:p>
          </table:table-cell>
          <table:table-cell table:style-name="ce4" office:value-type="percentage" office:value="0.9667" calcext:value-type="percentage">
            <text:p>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7250" calcext:value-type="float">
            <text:p>72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44" calcext:value-type="float">
            <text:p>24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00" calcext:value-type="float">
            <text:p>1700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8202" calcext:value-type="float">
            <text:p>820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881" calcext:value-type="float">
            <text:p>288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02" calcext:value-type="float">
            <text:p>2202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0640" calcext:value-type="float">
            <text:p>1064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694" calcext:value-type="float">
            <text:p>369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88" calcext:value-type="float">
            <text:p>2188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7750" calcext:value-type="float">
            <text:p>77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89" calcext:value-type="float">
            <text:p>21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12" calcext:value-type="float">
            <text:p>1912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10036" calcext:value-type="float">
            <text:p>1003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82" calcext:value-type="float">
            <text:p>228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20" calcext:value-type="float">
            <text:p>1820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table:formula="of:=SUM([.B3:.B37])" office:value-type="float" office:value="327201" calcext:value-type="float">
            <text:p>327201</text:p>
          </table:table-cell>
          <table:table-cell table:style-name="ce5" table:formula="of:=AVERAGE([.C3:.C37])" office:value-type="percentage" office:value="1" calcext:value-type="percentage">
            <text:p>100%</text:p>
          </table:table-cell>
          <table:table-cell table:style-name="ce2" table:formula="of:=SUM([.D3:.D37])" office:value-type="float" office:value="93912" calcext:value-type="float">
            <text:p>93912</text:p>
          </table:table-cell>
          <table:table-cell table:style-name="ce5" table:formula="of:=AVERAGE([.E3:.E37])" office:value-type="percentage" office:value="0.998097142857143" calcext:value-type="percentage">
            <text:p>100%</text:p>
          </table:table-cell>
          <table:table-cell table:style-name="ce2" table:formula="of:=SUM([.F3:.F37])" office:value-type="float" office:value="69243" calcext:value-type="float">
            <text:p>69243</text:p>
          </table:table-cell>
          <table:table-cell table:style-name="ce5" table:formula="of:=AVERAGE([.G3:.G37])" office:value-type="percentage" office:value="0.998097142857143" calcext:value-type="percentage">
            <text:p>100%</text:p>
          </table:table-cell>
          <table:table-cell table:style-name="ce2"/>
          <table:table-cell table:style-name="ce7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35.688990717</meta:creation-date>
    <dc:date>2024-06-19T15:00:08.684107371</dc:date>
    <meta:editing-duration>PT2H4M58S</meta:editing-duration>
    <meta:editing-cycles>13</meta:editing-cycles>
    <meta:generator>LibreOffice/7.4.7.2$Linux_X86_64 LibreOffice_project/40$Build-2</meta:generator>
    <meta:document-statistic meta:table-count="1" meta:cell-count="258" meta:object-count="0"/>
  </office:meta>
</office:document-meta>
</file>